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580000001F422CDBE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198a8a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2cm" svg:stroke-color="#198a8a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fill="solid" draw:fill-color="#33a3a3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2cm"/>
    </style:style>
    <style:style style:name="gr7" style:family="graphic" style:parent-style-name="standard">
      <style:graphic-properties svg:stroke-width="0cm" svg:stroke-color="#006b6b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ConcursoItalian BTN Wide'" style:font-family-generic="swiss" style:font-pitch="variable" fo:font-size="11pt" style:font-size-asian="11pt" style:font-size-complex="11pt"/>
    </style:style>
    <style:style style:name="P3" style:family="paragraph">
      <style:text-properties fo:font-family="'ConcursoItalian BTN Wide'" style:font-family-generic="swiss" style:font-pitch="variable" fo:font-size="12pt" style:font-size-asian="12pt" style:font-size-complex="1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family="'ConcursoItalian BTN Wide'" style:font-family-generic="swiss" style:font-pitch="variable" fo:font-size="12pt" style:font-size-asian="12pt" style:font-size-complex="12pt"/>
    </style:style>
    <style:style style:name="P6" style:family="paragraph">
      <style:text-properties fo:font-family="'ConcursoItalian BTN Wide'" style:font-family-generic="swiss" style:font-pitch="variable" fo:font-size="14pt" style:font-size-asian="14pt" style:font-size-complex="14pt"/>
    </style:style>
    <style:style style:name="P7" style:family="paragraph">
      <style:text-properties fo:color="#47b8b8" fo:font-family="'ConcursoItalian BTN Wide'" style:font-family-generic="swiss" style:font-pitch="variable" fo:font-size="18pt" style:font-size-asian="18pt" style:font-size-complex="18pt"/>
    </style:style>
    <style:style style:name="P8" style:family="paragraph">
      <style:text-properties fo:color="#808080" fo:font-size="10pt" style:font-size-asian="10pt" style:font-size-complex="10pt"/>
    </style:style>
    <style:style style:name="P9" style:family="paragraph">
      <style:text-properties fo:color="#808080" fo:font-family="'Palatino Linotype'" style:font-family-generic="roman" style:font-pitch="variable" fo:font-size="8pt" style:font-size-asian="8pt" style:font-size-complex="8pt"/>
    </style:style>
    <style:style style:name="P10" style:family="paragraph">
      <style:text-properties fo:font-size="20pt"/>
    </style:style>
    <style:style style:name="P11" style:family="paragraph">
      <style:paragraph-properties fo:text-align="justify"/>
    </style:style>
    <style:style style:name="P12" style:family="paragraph">
      <style:text-properties fo:font-family="'ConcursoItalian BTN Wide'" style:font-family-generic="swiss" style:font-pitch="variable"/>
    </style:style>
    <style:style style:name="T1" style:family="text">
      <style:text-properties fo:font-family="'ConcursoItalian BTN Wide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family="'ConcursoItalian BTN Wide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ConcursoItalian BTN Wide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47b8b8" fo:font-family="'ConcursoItalian BTN Wide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808080" fo:font-size="10pt" style:font-size-asian="10pt" style:font-size-complex="10pt"/>
    </style:style>
    <style:style style:name="T6" style:family="text">
      <style:text-properties fo:color="#808080" fo:font-family="'Palatino Linotype'" style:font-family-generic="roman" style:font-pitch="variable" fo:font-size="8pt" style:font-size-asian="8pt" style:font-size-complex="8pt"/>
    </style:style>
    <style:style style:name="T7" style:family="text">
      <style:text-properties fo:font-family="'ConcursoItalian BTN Wide'" style:font-family-generic="swiss" style:font-pitch="variable" fo:font-weight="bold" style:font-weight-asian="bold" style:font-weight-complex="bold"/>
    </style:style>
    <style:style style:name="T8" style:family="text">
      <style:text-properties fo:font-family="'ConcursoItalian BTN Wide'" style:font-family-generic="swiss" style:font-pitch="variable"/>
    </style:style>
    <style:style style:name="T9" style:family="text">
      <style:text-properties fo:font-family="'Palatino Linotype'" style:font-family-generic="roman" style:font-pitch="variable" fo:font-size="12pt" style:font-size-asian="12pt" style:font-size-complex="12pt"/>
    </style:style>
    <style:style style:name="T10" style:family="text">
      <style:text-properties fo:font-family="'Palatino Linotype'" style:font-family-generic="roman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19.6cm" svg:height="2.6cm" svg:x="0.6cm" svg:y="2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4cm" svg:height="3.2cm" svg:x="0.6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4cm" svg:height="1.8cm" svg:x="0.6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4cm" svg:height="3.2cm" svg:x="0.6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894cm" svg:height="12.109cm" svg:x="8.706cm" svg:y="10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65cm" svg:height="12.1cm" svg:x="0.8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744cm" svg:height="12.159cm" svg:x="8.656cm" svg:y="10.919cm">
          <text:p/>
          <draw:enhanced-geometry svg:viewBox="0 0 21600 21600" draw:path-stretchpoint-x="10800" draw:path-stretchpoint-y="10800" draw:text-areas="?f3 ?f4 ?f5 ?f6" draw:type="round-rectangle" draw:modifiers="1422.23005729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2cm" svg:height="13.2cm" svg:x="6.2cm" svg:y="10.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4cm" svg:height="0.666cm" svg:x="1.2cm" svg:y="11.2cm">
          <draw:text-box>
            <text:p><text:span text:style-name="T1">Aportaciones ( S, T, E, M) </text:span></text:p>
          </draw:text-box>
        </draw:frame>
        <draw:frame draw:style-name="gr3" draw:text-style-name="P3" draw:layer="layout" svg:width="8.4cm" svg:height="1.149cm" svg:x="8.8cm" svg:y="11.257cm">
          <draw:text-box>
            <text:p><text:span text:style-name="T2">Fases, Productos ParcialEs</text:span></text:p>
            <text:p><text:span text:style-name="T2"><text:s/></text:span><text:span text:style-name="T2">Y Evaluación</text:span></text:p>
          </draw:text-box>
        </draw:frame>
        <draw:frame draw:style-name="gr3" draw:text-style-name="P5" draw:layer="layout" svg:width="6cm" svg:height="1.149cm" svg:x="14.4cm" svg:y="11.357cm">
          <draw:text-box>
            <text:p text:style-name="P4"><text:span text:style-name="T2">Andamios, Recursos y </text:span></text:p>
            <text:p text:style-name="P4"><text:span text:style-name="T2">colaboraciones</text:span></text:p>
          </draw:text-box>
        </draw:frame>
        <draw:custom-shape draw:style-name="gr1" draw:text-style-name="P1" draw:layer="layout" svg:width="9cm" svg:height="9cm" svg:x="11.4cm" svg:y="1.4cm">
          <text:p/>
          <draw:enhanced-geometry svg:viewBox="0 0 21600 21600" draw:path-stretchpoint-x="10800" draw:path-stretchpoint-y="10800" draw:text-areas="?f3 ?f4 ?f5 ?f6" draw:type="round-rectangle" draw:modifiers="1569.425619375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4cm" svg:height="0.7cm" svg:x="12.2cm" svg:y="23.5cm">
          <draw:text-box>
            <text:p><text:span text:style-name="T2">Producto / evento final final</text:span></text:p>
          </draw:text-box>
        </draw:frame>
        <draw:frame draw:style-name="gr3" draw:text-style-name="P6" draw:layer="layout" svg:width="8.4cm" svg:height="0.776cm" svg:x="0.6cm" svg:y="26.8cm">
          <draw:text-box>
            <text:p><text:span text:style-name="T3">Título del Proyecto</text:span></text:p>
          </draw:text-box>
        </draw:frame>
        <draw:line draw:style-name="gr4" draw:text-style-name="P1" draw:layer="layout" svg:x1="0.8cm" svg:y1="27.576cm" svg:x2="20.2cm" svg:y2="27.6cm">
          <text:p/>
        </draw:line>
        <draw:custom-shape draw:style-name="gr5" draw:text-style-name="P1" draw:layer="layout" svg:width="14.052cm" svg:height="2.954cm" draw:transform="rotate (-1.57079632679579) translate (9.451cm 10.823cm)">
          <text:p/>
          <draw:enhanced-geometry draw:mirror-horizontal="false" draw:mirror-vertical="false" draw:text-areas="4000 ?f1 ?f5 ?f2" draw:glue-points="0 10800 21600 10800 ?f0 0 ?f0 21600" draw:type="mso-spt100" draw:modifiers="18675.2646509375 5423.7563451776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7" draw:layer="layout" svg:width="8.8cm" svg:height="0.92cm" svg:x="0.6cm" svg:y="0.2cm">
          <draw:text-box>
            <text:p><text:span text:style-name="T4">Proyecto STEM</text:span></text:p>
          </draw:text-box>
        </draw:frame>
        <draw:frame draw:style-name="gr3" draw:text-style-name="P6" draw:layer="layout" svg:width="4.8cm" svg:height="0.776cm" svg:x="15.5cm" svg:y="26.8cm">
          <draw:text-box>
            <text:p><text:span text:style-name="T3">Sesiones /Horas</text:span></text:p>
          </draw:text-box>
        </draw:frame>
        <draw:frame draw:style-name="gr6" draw:text-style-name="P8" draw:layer="layout" svg:width="13.8cm" svg:height="0.67cm" draw:transform="rotate (1.5707963267946) translate (0.129cm 22.199cm)">
          <draw:text-box>
            <text:p><text:span text:style-name="T5">'STEMABP | <text:s/>https://stemabp.wordpress.com/</text:span></text:p>
          </draw:text-box>
        </draw:frame>
        <draw:frame draw:style-name="gr6" draw:text-style-name="P9" draw:layer="layout" svg:width="6.5cm" svg:height="0.67cm" svg:x="13.9cm" svg:y="0.33cm">
          <draw:text-box>
            <text:p><text:span text:style-name="T6">'STEMABP | <text:s/>https://stemabp.wordpress.com/</text:span></text:p>
          </draw:text-box>
        </draw:frame>
        <draw:frame draw:style-name="gr3" draw:text-style-name="P6" draw:layer="layout" svg:width="7.7cm" svg:height="0.776cm" svg:x="12.1cm" svg:y="9.6cm">
          <draw:text-box>
            <text:p><text:span text:style-name="T3">Esbozos / relato (Tráiler del proyecto)</text:span></text:p>
          </draw:text-box>
        </draw:frame>
        <draw:frame draw:style-name="gr3" draw:text-style-name="P6" draw:layer="layout" svg:width="6.6cm" svg:height="0.776cm" svg:x="2.7cm" svg:y="1.424cm">
          <draw:text-box>
            <text:p><text:span text:style-name="T3">Tema Principal (Contenidos)</text:span></text:p>
          </draw:text-box>
        </draw:frame>
        <draw:frame draw:style-name="gr3" draw:text-style-name="P6" draw:layer="layout" svg:width="11.2cm" svg:height="0.776cm" svg:x="1cm" svg:y="9.6cm">
          <draw:text-box>
            <text:p><text:span text:style-name="T3">Contexto /Rol (Relación con el mundo)</text:span></text:p>
          </draw:text-box>
        </draw:frame>
        <draw:custom-shape draw:style-name="gr7" draw:text-style-name="P1" draw:layer="layout" svg:width="0.8cm" svg:height="1cm" svg:x="9.699cm" svg:y="6.49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0.8cm" svg:height="1cm" svg:x="0.999cm" svg:y="2.8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0.8cm" svg:height="1cm" svg:x="0.898cm" svg:y="6.4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6" draw:layer="layout" svg:width="9.6cm" svg:height="0.776cm" svg:x="1.2cm" svg:y="3.899cm">
          <draw:text-box>
            <text:p><text:span text:style-name="T3">Conflicto/Propósito / Reto (Qué deben resolver)</text:span></text:p>
          </draw:text-box>
        </draw:frame>
        <draw:custom-shape draw:style-name="gr7" draw:text-style-name="P1" draw:layer="layout" svg:width="0.8cm" svg:height="1cm" svg:x="9.598cm" svg:y="2.89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3" draw:text-style-name="P12" draw:layer="layout" svg:width="16.8cm" svg:height="21.473cm" svg:x="1.8cm" svg:y="2.2cm">
          <draw:text-box>
            <text:p><text:span text:style-name="T7">Crèdits, Llicències i Contacte</text:span></text:p>
            <text:p text:style-name="P11"><text:span text:style-name="T8"/></text:p>
            <text:p text:style-name="P11"><text:span text:style-name="T9"/></text:p>
            <text:p text:style-name="P11"><text:span text:style-name="T9">Aquestes bastides tenen per objectiu facilitar el disseny de seqüències d'aprenentatge ABP i han estat dissenyades per Jordi Domènech-Casal, professor de ciències a l'Institut Marta Estrada, de Granollers, en el marc de l'organizació de les jornades STEM-ABP ( </text:span><text:span text:style-name="T9"><text:a xlink:href="https://stemabp.wordpress.com/">https://stemabp.wordpress.com/</text:a></text:span><text:span text:style-name="T9"> ).</text:span></text:p>
            <text:p text:style-name="P11"><text:span text:style-name="T9">*L'ús del terme “Tràiler” per a definir l'esbós d'un projecte format per idees o esdeveniments encara no connectats que preveiem que han de succeir en el projecte és idea original de Junca Alberdi, estudiant del màster de professorat de Secundària a la Universitat Pompeu Fabra.</text:span></text:p>
            <text:p text:style-name="P11"><text:span text:style-name="T9"/></text:p>
            <text:p text:style-name="P11"><text:span text:style-name="T9">Les bastides són disponibles per al seu ús en llicència Creative Commons <text:s/>de Reconeixement-NoComercial-CompartirIgual 4.0 Internacional. Se'n permet el seu ús i modificació per a fins no comercials citant la font.</text:span></text:p>
            <text:p text:style-name="P11"><text:span text:style-name="T9"><text:s/></text:span></text:p>
            <text:p text:style-name="P11"><text:span text:style-name="T9">Les bastides es troben disponibles per a la seva descàrrega en versió .pdf i de presentació Impress editable (Open Office) a: </text:span><text:span text:style-name="T9"><text:a xlink:href="https://app.box.com/s/4d36d544ndmrowwgiopyg8eercid33f4">https://app.box.com/s/4d36d544ndmrowwgiopyg8eercid33f4</text:a></text:span><text:span text:style-name="T9"> <text:s text:c="3"/></text:span></text:p>
            <text:p text:style-name="P11"><text:span text:style-name="T9"/></text:p>
            <text:p text:style-name="P11"><text:span text:style-name="T9"/></text:p>
            <text:p text:style-name="P11"><text:span text:style-name="T10">Contacte</text:span></text:p>
            <text:p text:style-name="P11"><text:span text:style-name="T9"/></text:p>
            <text:p text:style-name="P11"><text:span text:style-name="T9">Jordi Domènech Casal</text:span></text:p>
            <text:p text:style-name="P11"><text:span text:style-name="T9"><text:a xlink:href="mailto:jdomen44@xtec.cat">jdomen44@xtec.cat</text:a></text:span><text:span text:style-name="T9"> <text:s/>| <text:s text:c="2"/>@jdomenechca</text:span></text:p>
            <text:p text:style-name="P11"><text:span text:style-name="T9">https://jordidomenechportfolio.wordpress.com/</text:span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</draw:text-box>
        </draw:frame>
        <draw:frame draw:style-name="gr9" draw:text-style-name="P1" draw:layer="layout" svg:width="3.104cm" svg:height="1.093cm" svg:x="14.8cm" svg:y="2.2cm">
          <draw:image xlink:href="Pictures/10000000000000580000001F422CDBE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Predeterminado" style:page-layout-name="PM1" draw:style-name="Mdp1">
      <draw:frame presentation:style-name="Predeterminado-title" draw:layer="backgroundobjects" svg:width="18.899cm" svg:height="4.675cm" svg:x="1.05cm" svg:y="1.116cm" presentation:class="title" presentation:placeholder="true">
        <draw:text-box/>
      </draw:frame>
      <draw:frame presentation:style-name="Predeterminado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8T12:00:16.05</meta:creation-date>
    <meta:editing-duration>PT1H28M54S</meta:editing-duration>
    <meta:editing-cycles>7</meta:editing-cycles>
    <meta:generator>OpenOffice.org/3.4.1$Win32 OpenOffice.org_project/341m1$Build-9593</meta:generator>
    <dc:date>2019-07-09T12:00:39.97</dc:date>
    <meta:print-date>2019-07-09T11:51:44.59</meta:print-date>
    <meta:document-statistic meta:object-count="55"/>
  </office:meta>
</office:document-meta>
</file>